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rsid="00208c0e" officeooo:paragraph-rsid="00208c0e"/>
    </style:style>
    <style:style style:name="P3" style:family="paragraph" style:parent-style-name="Standard">
      <style:text-properties fo:color="#c9211e" loext:opacity="100%" fo:language="en" fo:country="US" officeooo:rsid="00208c0e" officeooo:paragraph-rsid="00208c0e"/>
    </style:style>
    <style:style style:name="P4" style:family="paragraph" style:parent-style-name="Standard">
      <style:text-properties fo:color="#000000" loext:opacity="100%" fo:language="en" fo:country="US" officeooo:rsid="00208c0e" officeooo:paragraph-rsid="00208c0e"/>
    </style:style>
    <style:style style:name="P5" style:family="paragraph" style:parent-style-name="Standard">
      <style:text-properties fo:color="#000000" loext:opacity="100%" officeooo:rsid="00208c0e" officeooo:paragraph-rsid="00208c0e"/>
    </style:style>
    <style:style style:name="P6" style:family="paragraph" style:parent-style-name="Standard">
      <style:text-properties fo:color="#000000" loext:opacity="100%" fo:font-size="13pt" fo:language="en" fo:country="US" fo:font-weight="bold" officeooo:rsid="00208c0e" officeooo:paragraph-rsid="00208c0e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000000" loext:opacity="100%" fo:font-size="12pt" fo:language="en" fo:country="US" fo:font-weight="normal" officeooo:rsid="00208c0e" officeooo:paragraph-rsid="00208c0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fo:font-size="12pt" fo:language="el" fo:country="GR" fo:font-weight="normal" officeooo:rsid="00208c0e" officeooo:paragraph-rsid="00208c0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cccccc" loext:opacity="100%" style:font-name="Consolas" fo:font-size="10.5pt" fo:language="en" fo:country="US" fo:font-weight="normal" officeooo:rsid="00208c0e" officeooo:paragraph-rsid="00208c0e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/>
    </style:style>
    <style:style style:name="P12" style:family="paragraph" style:parent-style-name="Standard">
      <style:text-properties fo:color="#cccccc" loext:opacity="100%" fo:font-size="13pt" fo:language="en" fo:country="US" fo:font-weight="bold" officeooo:rsid="00208c0e" officeooo:paragraph-rsid="00208c0e" fo:background-color="#1f1f1f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00" loext:opacity="100%" fo:font-size="13pt" fo:language="en" fo:country="US" fo:font-weight="bold" officeooo:rsid="00208c0e" officeooo:paragraph-rsid="00208c0e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000000" loext:opacity="100%" fo:font-size="13pt" fo:language="en" fo:country="US" style:text-underline-style="none" fo:font-weight="normal" officeooo:rsid="0020be73" officeooo:paragraph-rsid="0020be73" style:font-size-asian="13pt" style:font-weight-asian="normal" style:font-size-complex="13pt" style:font-weight-complex="normal"/>
    </style:style>
    <style:style style:name="P15" style:family="paragraph" style:parent-style-name="Standard">
      <style:text-properties fo:color="#000000" loext:opacity="100%" fo:font-size="13pt" fo:language="el" fo:country="GR" style:text-underline-style="solid" style:text-underline-width="auto" style:text-underline-color="font-color" fo:font-weight="bold" officeooo:rsid="0020be73" officeooo:paragraph-rsid="0020be73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000000" loext:opacity="100%" fo:font-size="13pt" fo:language="el" fo:country="GR" style:text-underline-style="none" fo:font-weight="normal" officeooo:rsid="0020be73" officeooo:paragraph-rsid="0020be73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0000" loext:opacity="100%" fo:font-size="12pt" fo:language="en" fo:country="US" fo:font-weight="normal" officeooo:rsid="0020be73" officeooo:paragraph-rsid="0020be73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fo:font-size="12pt" fo:language="en" fo:country="US" fo:font-weight="normal" officeooo:rsid="00208c0e" officeooo:paragraph-rsid="0020be73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fo:font-size="12pt" fo:language="en" fo:country="US" fo:font-weight="normal" officeooo:rsid="00208c0e" officeooo:paragraph-rsid="0020be7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fo:font-size="12pt" fo:language="en" fo:country="US" fo:font-weight="normal" officeooo:rsid="0020be73" officeooo:paragraph-rsid="0020be7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fo:font-size="12pt" fo:language="el" fo:country="GR" fo:font-weight="normal" officeooo:rsid="0020be73" officeooo:paragraph-rsid="0020be73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c9211e" loext:opacity="100%" fo:font-size="12pt" fo:language="en" fo:country="US" fo:font-weight="normal" officeooo:rsid="00208c0e" officeooo:paragraph-rsid="00208c0e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ff0000" loext:opacity="100%" fo:font-size="12pt" fo:language="el" fo:country="GR" fo:font-weight="normal" officeooo:rsid="0020be73" officeooo:paragraph-rsid="0020be73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ff0000" loext:opacity="100%" fo:font-size="12pt" fo:language="en" fo:country="US" fo:font-weight="normal" officeooo:rsid="00208c0e" officeooo:paragraph-rsid="00208c0e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ff0000" loext:opacity="100%" fo:language="en" fo:country="US" officeooo:rsid="00208c0e" officeooo:paragraph-rsid="00208c0e"/>
    </style:style>
    <style:style style:name="P26" style:family="paragraph" style:parent-style-name="Standard">
      <style:text-properties fo:color="#ff0000" loext:opacity="100%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20be73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Consolas" fo:font-size="10.5pt" fo:font-weight="normal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style:font-name="Consolas" fo:font-size="10.5pt" fo:font-weight="normal" fo:background-color="#1f1f1f" loext:char-shading-value="0"/>
    </style:style>
    <style:style style:name="T18" style:family="text">
      <style:text-properties fo:color="#6a9955" loext:opacity="100%" style:font-name="Consolas" fo:font-size="10.5pt" fo:font-weight="normal"/>
    </style:style>
    <style:style style:name="T19" style:family="text">
      <style:text-properties fo:color="#569cd6" loext:opacity="100%" style:font-name="Consolas" fo:font-size="10.5pt" fo:font-weight="normal"/>
    </style:style>
    <style:style style:name="T20" style:family="text">
      <style:text-properties fo:background-color="#1f1f1f" loext:char-shading-value="0"/>
    </style:style>
    <style:style style:name="T21" style:family="text">
      <style:text-properties officeooo:rsid="0020be73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fo:font-size="12pt" fo:font-weight="normal" officeooo:rsid="0020be73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2.1. Προτείνετε λύσεις για τον παραλληλισμό τους. Ποιο τμήμα του κώδικα θα παραλληλιστεί και γιατί αυτό είναι εφικτό (ποια είναι τα κριτήρια παραλληλισμού parallel_for δηλαδή);</text:p>
      <text:p text:style-name="P1"/>
      <text:p text:style-name="P5">Θα παραλληλίσουμε τα παρκάτω τμήματα κώδικα για κάθε πρόγραμμα γιατί είναι τα <text:span text:style-name="T1">CPU- Bound </text:span><text:span text:style-name="T2">τμήματα του κάθε προγράμματος που αποτελούνται απο </text:span><text:span text:style-name="T1">for-loops </text:span><text:span text:style-name="T2">χωρίς αρχικοποιήσεις και Ι/Ο και <text:s/>κάθε επανάληψη είναι ανεξάρτητη από τις άλλες. Στα </text:span><text:span text:style-name="T1">RGBtoGrayScale </text:span><text:span text:style-name="T2">και </text:span><text:span text:style-name="T1">SetPixel </text:span><text:span text:style-name="T2">σε κάθε επανάληψη ασχολούμαστε με διαφορετικό </text:span><text:span text:style-name="T1">pixel </text:span><text:span text:style-name="T2">της εικόνας και στο </text:span><text:span text:style-name="T1">SimpleSat </text:span><text:span text:style-name="T2">σε κάθε επανάληψη ελέγχεται διαφορετική είσοδος για το κύκλωμα.</text:span></text:p>
      <text:p text:style-name="P2"/>
      <text:p text:style-name="P6">RGBtoGrayScale</text:p>
      <text:p text:style-name="P9"><text:span text:style-name="T4">for</text:span> (<text:span text:style-name="T6">int</text:span> <text:span text:style-name="T8">y</text:span> <text:span text:style-name="T10">=</text:span> <text:span text:style-name="T12">0</text:span>; <text:span text:style-name="T8">y</text:span> <text:span text:style-name="T10">&lt;</text:span> <text:span text:style-name="T8">img</text:span>.<text:span text:style-name="T14">getHeight</text:span>(); <text:span text:style-name="T8">y</text:span><text:span text:style-name="T10">++</text:span>) {</text:p>
      <text:p text:style-name="P10">            <text:span text:style-name="T5">for</text:span><text:span text:style-name="T16"> (</text:span><text:span text:style-name="T7">int</text:span><text:span text:style-name="T16"> </text:span><text:span text:style-name="T9">x</text:span><text:span text:style-name="T16"> </text:span><text:span text:style-name="T11">=</text:span><text:span text:style-name="T16"> </text:span><text:span text:style-name="T13">0</text:span><text:span text:style-name="T16">; </text:span><text:span text:style-name="T9">x</text:span><text:span text:style-name="T16"> </text:span><text:span text:style-name="T11">&lt;</text:span><text:span text:style-name="T16"> </text:span><text:span text:style-name="T9">img</text:span><text:span text:style-name="T16">.</text:span><text:span text:style-name="T15">getWidth</text:span><text:span text:style-name="T16">(); </text:span><text:span text:style-name="T9">x</text:span><text:span text:style-name="T11">++</text:span><text:span text:style-name="T16">) {</text:span></text:p>
      <text:p text:style-name="P10">                <text:span text:style-name="T18">//Retrieving contents of a pixel</text:span></text:p>
      <text:p text:style-name="P10">                <text:span text:style-name="T7">int</text:span><text:span text:style-name="T16"> </text:span><text:span text:style-name="T9">pixel</text:span><text:span text:style-name="T16"> </text:span><text:span text:style-name="T11">=</text:span><text:span text:style-name="T16"> </text:span><text:span text:style-name="T9">img</text:span><text:span text:style-name="T16">.</text:span><text:span text:style-name="T15">getRGB</text:span><text:span text:style-name="T16">(</text:span><text:span text:style-name="T9">x</text:span><text:span text:style-name="T16">,</text:span><text:span text:style-name="T9">y</text:span><text:span text:style-name="T16">);</text:span></text:p>
      <text:p text:style-name="P10">                <text:span text:style-name="T18">//Creating a Color object from pixel value</text:span></text:p>
      <text:p text:style-name="P10">                <text:span text:style-name="T7">Color</text:span><text:span text:style-name="T16"> </text:span><text:span text:style-name="T9">color</text:span><text:span text:style-name="T16"> </text:span><text:span text:style-name="T11">=</text:span><text:span text:style-name="T16"> </text:span><text:span text:style-name="T5">new</text:span><text:span text:style-name="T16"> </text:span><text:span text:style-name="T15">Color</text:span><text:span text:style-name="T16">(</text:span><text:span text:style-name="T9">pixel</text:span><text:span text:style-name="T16">, </text:span><text:span text:style-name="T19">true</text:span><text:span text:style-name="T16">);</text:span></text:p>
      <text:p text:style-name="P10">                <text:span text:style-name="T18">//Retrieving the R G B values, 8 bits per r,g,b</text:span></text:p>
      <text:p text:style-name="P10">                <text:span text:style-name="T18">//Calculating GrayScale</text:span></text:p>
      <text:p text:style-name="P10">                <text:span text:style-name="T7">int</text:span><text:span text:style-name="T16"> </text:span><text:span text:style-name="T9">red</text:span><text:span text:style-name="T16"> </text:span><text:span text:style-name="T11">=</text:span><text:span text:style-name="T16"> (</text:span><text:span text:style-name="T7">int</text:span><text:span text:style-name="T16">) (</text:span><text:span text:style-name="T9">color</text:span><text:span text:style-name="T16">.</text:span><text:span text:style-name="T15">getRed</text:span><text:span text:style-name="T16">() </text:span><text:span text:style-name="T11">*</text:span><text:span text:style-name="T16"> </text:span><text:span text:style-name="T9">redCoefficient</text:span><text:span text:style-name="T16">);</text:span></text:p>
      <text:p text:style-name="P10">                <text:span text:style-name="T7">int</text:span><text:span text:style-name="T16"> </text:span><text:span text:style-name="T9">green</text:span><text:span text:style-name="T16"> </text:span><text:span text:style-name="T11">=</text:span><text:span text:style-name="T16"> (</text:span><text:span text:style-name="T7">int</text:span><text:span text:style-name="T16">) (</text:span><text:span text:style-name="T9">color</text:span><text:span text:style-name="T16">.</text:span><text:span text:style-name="T15">getGreen</text:span><text:span text:style-name="T16">() </text:span><text:span text:style-name="T11">*</text:span><text:span text:style-name="T16"> </text:span><text:span text:style-name="T9">greenCoefficient</text:span><text:span text:style-name="T16">);</text:span></text:p>
      <text:p text:style-name="P10">                <text:span text:style-name="T7">int</text:span><text:span text:style-name="T16"> </text:span><text:span text:style-name="T9">blue</text:span><text:span text:style-name="T16"> </text:span><text:span text:style-name="T11">=</text:span><text:span text:style-name="T16"> (</text:span><text:span text:style-name="T7">int</text:span><text:span text:style-name="T16">) (</text:span><text:span text:style-name="T9">color</text:span><text:span text:style-name="T16">.</text:span><text:span text:style-name="T15">getBlue</text:span><text:span text:style-name="T16">() </text:span><text:span text:style-name="T11">*</text:span><text:span text:style-name="T16"> </text:span><text:span text:style-name="T9">blueCoefficient</text:span><text:span text:style-name="T16">);</text:span></text:p>
      <text:p text:style-name="P10">                <text:span text:style-name="T18">//Creating new Color object</text:span></text:p>
      <text:p text:style-name="P10">                <text:span text:style-name="T9">color</text:span><text:span text:style-name="T16"> </text:span><text:span text:style-name="T11">=</text:span><text:span text:style-name="T16"> </text:span><text:span text:style-name="T5">new</text:span><text:span text:style-name="T16"> </text:span><text:span text:style-name="T15">Color</text:span><text:span text:style-name="T16">(</text:span><text:span text:style-name="T9">red</text:span><text:span text:style-name="T11">+</text:span><text:span text:style-name="T9">green</text:span><text:span text:style-name="T11">+</text:span><text:span text:style-name="T9">blue</text:span><text:span text:style-name="T16">, </text:span></text:p>
      <text:p text:style-name="P10">                                  <text:span text:style-name="T9">red</text:span><text:span text:style-name="T11">+</text:span><text:span text:style-name="T9">green</text:span><text:span text:style-name="T11">+</text:span><text:span text:style-name="T9">blue</text:span><text:span text:style-name="T16">, </text:span></text:p>
      <text:p text:style-name="P10">                                  <text:span text:style-name="T9">red</text:span><text:span text:style-name="T11">+</text:span><text:span text:style-name="T9">green</text:span><text:span text:style-name="T11">+</text:span><text:span text:style-name="T9">blue</text:span><text:span text:style-name="T16">);</text:span></text:p>
      <text:p text:style-name="P10">                <text:span text:style-name="T18">//Setting new Color object to the image</text:span></text:p>
      <text:p text:style-name="P10">                <text:span text:style-name="T9">img</text:span><text:span text:style-name="T16">.</text:span><text:span text:style-name="T15">setRGB</text:span><text:span text:style-name="T16">(</text:span><text:span text:style-name="T9">x</text:span><text:span text:style-name="T16">, </text:span><text:span text:style-name="T9">y</text:span><text:span text:style-name="T16">, </text:span><text:span text:style-name="T9">color</text:span><text:span text:style-name="T16">.</text:span><text:span text:style-name="T15">getRGB</text:span><text:span text:style-name="T16">());</text:span></text:p>
      <text:p text:style-name="P10">            <text:span text:style-name="T16">}</text:span></text:p>
      <text:p text:style-name="P10">        <text:span text:style-name="T16">}</text:span></text:p>
      <text:p text:style-name="P4"/>
      <text:p text:style-name="P6">SetPixels</text:p>
      <text:p text:style-name="P9"><text:span text:style-name="T4">for</text:span> (<text:span text:style-name="T6">int</text:span> <text:span text:style-name="T8">y</text:span> <text:span text:style-name="T10">=</text:span> <text:span text:style-name="T12">0</text:span>; <text:span text:style-name="T8">y</text:span> <text:span text:style-name="T10">&lt;</text:span> <text:span text:style-name="T8">img</text:span>.<text:span text:style-name="T14">getHeight</text:span>(); <text:span text:style-name="T8">y</text:span><text:span text:style-name="T10">++</text:span>) {</text:p>
      <text:p text:style-name="P10">            <text:span text:style-name="T5">for</text:span><text:span text:style-name="T16"> (</text:span><text:span text:style-name="T7">int</text:span><text:span text:style-name="T16"> </text:span><text:span text:style-name="T9">x</text:span><text:span text:style-name="T16"> </text:span><text:span text:style-name="T11">=</text:span><text:span text:style-name="T16"> </text:span><text:span text:style-name="T13">0</text:span><text:span text:style-name="T16">; </text:span><text:span text:style-name="T9">x</text:span><text:span text:style-name="T16"> </text:span><text:span text:style-name="T11">&lt;</text:span><text:span text:style-name="T16"> </text:span><text:span text:style-name="T9">img</text:span><text:span text:style-name="T16">.</text:span><text:span text:style-name="T15">getWidth</text:span><text:span text:style-name="T16">(); </text:span><text:span text:style-name="T9">x</text:span><text:span text:style-name="T11">++</text:span><text:span text:style-name="T16">) {</text:span></text:p>
      <text:p text:style-name="P10">                <text:span text:style-name="T18">//Retrieving contents of a pixel</text:span></text:p>
      <text:p text:style-name="P10">                <text:span text:style-name="T7">int</text:span><text:span text:style-name="T16"> </text:span><text:span text:style-name="T9">pixel</text:span><text:span text:style-name="T16"> </text:span><text:span text:style-name="T11">=</text:span><text:span text:style-name="T16"> </text:span><text:span text:style-name="T9">img</text:span><text:span text:style-name="T16">.</text:span><text:span text:style-name="T15">getRGB</text:span><text:span text:style-name="T16">(</text:span><text:span text:style-name="T9">x</text:span><text:span text:style-name="T16">,</text:span><text:span text:style-name="T9">y</text:span><text:span text:style-name="T16">);</text:span></text:p>
      <text:p text:style-name="P10">                <text:span text:style-name="T18">//Creating a Color object from pixel value</text:span></text:p>
      <text:p text:style-name="P10">                <text:span text:style-name="T7">Color</text:span><text:span text:style-name="T16"> </text:span><text:span text:style-name="T9">color</text:span><text:span text:style-name="T16"> </text:span><text:span text:style-name="T11">=</text:span><text:span text:style-name="T16"> </text:span><text:span text:style-name="T5">new</text:span><text:span text:style-name="T16"> </text:span><text:span text:style-name="T15">Color</text:span><text:span text:style-name="T16">(</text:span><text:span text:style-name="T9">pixel</text:span><text:span text:style-name="T16">, </text:span><text:span text:style-name="T19">true</text:span><text:span text:style-name="T16">);</text:span></text:p>
      <text:p text:style-name="P10">                <text:span text:style-name="T18">//Retrieving the R G B values, 8 bits per r,g,b</text:span></text:p>
      <text:p text:style-name="P10">                <text:span text:style-name="T7">int</text:span><text:span text:style-name="T16"> </text:span><text:span text:style-name="T9">red</text:span><text:span text:style-name="T16"> </text:span><text:span text:style-name="T11">=</text:span><text:span text:style-name="T16"> </text:span><text:span text:style-name="T9">color</text:span><text:span text:style-name="T16">.</text:span><text:span text:style-name="T15">getRed</text:span><text:span text:style-name="T16">();</text:span></text:p>
      <text:p text:style-name="P10">                <text:span text:style-name="T7">int</text:span><text:span text:style-name="T16"> </text:span><text:span text:style-name="T9">green</text:span><text:span text:style-name="T16"> </text:span><text:span text:style-name="T11">=</text:span><text:span text:style-name="T16"> </text:span><text:span text:style-name="T9">color</text:span><text:span text:style-name="T16">.</text:span><text:span text:style-name="T15">getGreen</text:span><text:span text:style-name="T16">();</text:span></text:p>
      <text:p text:style-name="P10">                <text:span text:style-name="T7">int</text:span><text:span text:style-name="T16"> </text:span><text:span text:style-name="T9">blue</text:span><text:span text:style-name="T16"> </text:span><text:span text:style-name="T11">=</text:span><text:span text:style-name="T16"> </text:span><text:span text:style-name="T9">color</text:span><text:span text:style-name="T16">.</text:span><text:span text:style-name="T15">getBlue</text:span><text:span text:style-name="T16">();</text:span></text:p>
      <text:p text:style-name="P10">                <text:span text:style-name="T18">//Modifying the RGB values</text:span></text:p>
      <text:p text:style-name="P10">                <text:span text:style-name="T9">red</text:span><text:span text:style-name="T16"> </text:span><text:span text:style-name="T11">=</text:span><text:span text:style-name="T16"> (</text:span><text:span text:style-name="T9">red</text:span><text:span text:style-name="T16"> </text:span><text:span text:style-name="T11">+</text:span><text:span text:style-name="T16"> </text:span><text:span text:style-name="T9">redShift</text:span><text:span text:style-name="T16">)</text:span><text:span text:style-name="T11">%</text:span><text:span text:style-name="T13">256</text:span><text:span text:style-name="T16">;</text:span></text:p>
      <text:p text:style-name="P10">                <text:span text:style-name="T9">green</text:span><text:span text:style-name="T16"> </text:span><text:span text:style-name="T11">=</text:span><text:span text:style-name="T16"> (</text:span><text:span text:style-name="T9">green</text:span><text:span text:style-name="T16"> </text:span><text:span text:style-name="T11">+</text:span><text:span text:style-name="T16"> </text:span><text:span text:style-name="T9">greenShift</text:span><text:span text:style-name="T16">)</text:span><text:span text:style-name="T11">%</text:span><text:span text:style-name="T13">256</text:span><text:span text:style-name="T16">;</text:span></text:p>
      <text:p text:style-name="P10">                <text:span text:style-name="T9">blue</text:span><text:span text:style-name="T16"> </text:span><text:span text:style-name="T11">=</text:span><text:span text:style-name="T16"> (</text:span><text:span text:style-name="T9">blue</text:span><text:span text:style-name="T16"> </text:span><text:span text:style-name="T11">+</text:span><text:span text:style-name="T16"> </text:span><text:span text:style-name="T9">blueShift</text:span><text:span text:style-name="T16">)</text:span><text:span text:style-name="T11">%</text:span><text:span text:style-name="T13">256</text:span><text:span text:style-name="T16">;</text:span></text:p>
      <text:p text:style-name="P10">                <text:span text:style-name="T18">//Creating new Color object</text:span></text:p>
      <text:p text:style-name="P10">                <text:span text:style-name="T9">color</text:span><text:span text:style-name="T16"> </text:span><text:span text:style-name="T11">=</text:span><text:span text:style-name="T16"> </text:span><text:span text:style-name="T5">new</text:span><text:span text:style-name="T16"> </text:span><text:span text:style-name="T15">Color</text:span><text:span text:style-name="T16">(</text:span><text:span text:style-name="T9">red</text:span><text:span text:style-name="T16">, </text:span><text:span text:style-name="T9">green</text:span><text:span text:style-name="T16">, </text:span><text:span text:style-name="T9">blue</text:span><text:span text:style-name="T16">);</text:span></text:p>
      <text:p text:style-name="P10">                <text:span text:style-name="T18">//Setting new Color object to the image</text:span></text:p>
      <text:p text:style-name="P10">                <text:span text:style-name="T9">img</text:span><text:span text:style-name="T16">.</text:span><text:span text:style-name="T15">setRGB</text:span><text:span text:style-name="T16">(</text:span><text:span text:style-name="T9">x</text:span><text:span text:style-name="T16">, </text:span><text:span text:style-name="T9">y</text:span><text:span text:style-name="T16">, </text:span><text:span text:style-name="T9">color</text:span><text:span text:style-name="T16">.</text:span><text:span text:style-name="T15">getRGB</text:span><text:span text:style-name="T16">());</text:span></text:p>
      <text:p text:style-name="P10">            <text:span text:style-name="T16">}</text:span></text:p>
      <text:p text:style-name="P11"><text:span text:style-name="T20">        </text:span><text:span text:style-name="T17">}</text:span></text:p>
      <text:p text:style-name="P6"><text:soft-page-break/>SimpleSat</text:p>
      <text:p text:style-name="P12"> <text:span text:style-name="T5">for</text:span><text:span text:style-name="T16"> (</text:span><text:span text:style-name="T7">int</text:span><text:span text:style-name="T16"> </text:span><text:span text:style-name="T9">i</text:span><text:span text:style-name="T16"> </text:span><text:span text:style-name="T11">=</text:span><text:span text:style-name="T16"> </text:span><text:span text:style-name="T13">0</text:span><text:span text:style-name="T16">; </text:span><text:span text:style-name="T9">i</text:span><text:span text:style-name="T16"> </text:span><text:span text:style-name="T11">&lt;</text:span><text:span text:style-name="T16"> </text:span><text:span text:style-name="T9">iterations</text:span><text:span text:style-name="T16">; </text:span><text:span text:style-name="T9">i</text:span><text:span text:style-name="T11">++</text:span><text:span text:style-name="T16">)</text:span></text:p>
      <text:p text:style-name="P10">            <text:span text:style-name="T15">check_circuit</text:span><text:span text:style-name="T16"> (</text:span><text:span text:style-name="T9">i</text:span><text:span text:style-name="T16">, </text:span><text:span text:style-name="T9">size</text:span><text:span text:style-name="T16">);</text:span></text:p>
      <text:p text:style-name="P6"/>
      <text:p text:style-name="P4"/>
      <text:p text:style-name="P25">2.2. Γράψτε ένα ψευδοκώδικα (σε αρχείο txt) που να δείχνει τα τρία βασικά βήματα του fork-join παραλληλισμού που εφαρμόζετε στο parallel_for.</text:p>
      <text:p text:style-name="P3"/>
      <text:p text:style-name="P6">RGBtoGrayScale</text:p>
      <text:p text:style-name="P6"/>
      <text:p text:style-name="P19">img <text:tab/><text:tab/><text:tab/><text:tab/>//<text:span text:style-name="T2">μοιραζόμενη μεταβλητή</text:span></text:p>
      <text:p text:style-name="P19"><text:span text:style-name="T21">numThreads </text:span><text:tab/><text:tab/><text:tab/>//<text:span text:style-name="T2">μοιραζόμενη μεταβλητή : </text:span><text:span text:style-name="T3">όσα και οι διαθέσιμοι επεξεργαστές</text:span></text:p>
      <text:p text:style-name="P7"/>
      <text:p text:style-name="P7">Main {</text:p>
      <text:p text:style-name="P7"/>
      <text:p text:style-name="P7"><text:s text:c="3"/>for(i=0; i&lt;<text:span text:style-name="T21">numThreads</text:span>; i++)<text:tab/><text:tab/></text:p>
      <text:p text:style-name="P7"><text:s text:c="7"/>create Task(i,<text:span text:style-name="T21">img</text:span>);</text:p>
      <text:p text:style-name="P7"><text:s text:c="8"/>start Task(i);</text:p>
      <text:p text:style-name="P7"><text:s text:c="4"/></text:p>
      <text:p text:style-name="P7"><text:s text:c="3"/>for(i=0; i&lt;P; i++)</text:p>
      <text:p text:style-name="P7"><text:s text:c="8"/>join Task(i);</text:p>
      <text:p text:style-name="P7">}</text:p>
      <text:p text:style-name="P7"/>
      <text:p text:style-name="P7">Task <text:s/>(i) {</text:p>
      <text:p text:style-name="P7"/>
      <text:p text:style-name="P7"><text:s text:c="3"/>start, stop <text:s text:c="28"/>// <text:span text:style-name="T2">Τα υπολογίζουμε βάσει του</text:span> <text:span text:style-name="T21">i </text:span><text:span text:style-name="T3">και του </text:span><text:span text:style-name="T21">img.Height() </text:span><text:span text:style-name="T3">και </text:span><text:span text:style-name="T21">numThreads</text:span></text:p>
      <text:p text:style-name="P7"><text:s text:c="3"/>for(x = start; x&lt;<text:span text:style-name="T21">stop</text:span>; x++){</text:p>
      <text:p text:style-name="P7"><text:tab/>.</text:p>
      <text:p text:style-name="P7"><text:tab/>. <text:s text:c="35"/>//<text:span text:style-name="T2">για κάθε </text:span>y<text:span text:style-name="T2"> αλλάζουμε το χρώμα σε κάθε</text:span> pixel </text:p>
      <text:p text:style-name="P7"><text:tab/>.</text:p>
      <text:p text:style-name="P7"><text:s text:c="5"/>}</text:p>
      <text:p text:style-name="P7"/>
      <text:p text:style-name="P6">SetPixels</text:p>
      <text:p text:style-name="P8">Παρόμοια με το <text:span text:style-name="T1">RGBtoGrayScale</text:span></text:p>
      <text:p text:style-name="P8"/>
      <text:p text:style-name="P6">SimpleSat</text:p>
      <text:p text:style-name="P6"/>
      <text:p text:style-name="P17">size<text:tab/><text:tab/><text:tab/><text:tab/>//<text:span text:style-name="T2">μοιραζόμενες μεταβλητες</text:span></text:p>
      <text:p text:style-name="P17">iterations</text:p>
      <text:p text:style-name="P17">numThreads</text:p>
      <text:p text:style-name="P17"/>
      <text:p text:style-name="P17">Main {<text:line-break/></text:p>
      <text:p text:style-name="P18"><text:s text:c="3"/>for(i=0; i&lt;<text:span text:style-name="T21">numThreads</text:span>; i++)<text:tab/><text:tab/></text:p>
      <text:p text:style-name="P18"><text:s text:c="7"/>create Task(i,<text:span text:style-name="T21">size,iterations,numThreads</text:span>);</text:p>
      <text:p text:style-name="P18"><text:s text:c="8"/>start Task(i);</text:p>
      <text:p text:style-name="P18"><text:s text:c="4"/></text:p>
      <text:p text:style-name="P18"><text:s text:c="3"/>for(i=0; i&lt;P; i++)</text:p>
      <text:p text:style-name="P18"><text:s text:c="8"/>join Task(i);</text:p>
      <text:p text:style-name="P18">}</text:p>
      <text:p text:style-name="P18"/>
      <text:p text:style-name="P17">Task(i) {</text:p>
      <text:p text:style-name="P17"><text:soft-page-break/><text:s text:c="4"/></text:p>
      <text:p text:style-name="P17"><text:s text:c="4"/>start,stop<text:tab/><text:tab/><text:tab/>//<text:span text:style-name="T2">υπολογίζονται βάσει </text:span>i,size<text:span text:style-name="T2"> και</text:span> numThreads </text:p>
      <text:p text:style-name="P6"/>
      <text:p text:style-name="P6"><text:s text:c="4"/><text:span text:style-name="T25">for (i=start; i&lt;stop; i++) {</text:span></text:p>
      <text:p text:style-name="P6"><text:span text:style-name="T25"><text:tab/>check_circuit(i,size);</text:span></text:p>
      <text:p text:style-name="P6"><text:span text:style-name="T25"><text:tab/>print_result();</text:span></text:p>
      <text:p text:style-name="P6"><text:span text:style-name="T25"><text:s text:c="4"/>}</text:span></text:p>
      <text:p text:style-name="P20">}</text:p>
      <text:p text:style-name="P6"/>
      <text:p text:style-name="P24">2.3. Εκτιμήστε τη βελτίωση που περιμένετε στην εκτέλεση, δηλαδή υπολογίστε θεωρητικά το χρόνο ακολουθιακής και παράλληλης εκτέλεσης.</text:p>
      <text:p text:style-name="P22"/>
      <text:p text:style-name="P21">Για την περίπτωση των <text:span text:style-name="T1">RGBtoGrayScale </text:span>και <text:span text:style-name="T1">SetPixels </text:span>ο χρόνος εξαρτάται από το μέγεθος της εικόνας και θα είναι <text:span text:style-name="T1">O(n</text:span><text:span text:style-name="T22">2</text:span><text:span text:style-name="T24">) </text:span><text:span text:style-name="T23">στην ακολουθιακή εκτέλεση, αφού έχουμε 2 βρόχους εμφωλευμένους, και Ο(</text:span><text:span text:style-name="T24">n</text:span><text:span text:style-name="T22">2</text:span><text:span text:style-name="T24">/P) </text:span><text:span text:style-name="T23">(</text:span><text:span text:style-name="T24">P:</text:span><text:span text:style-name="T23"> ο αριθμός των διαθέσιμων επεξεργαστών) στην παράλληλη.</text:span></text:p>
      <text:p text:style-name="P21"/>
      <text:p text:style-name="P21">Για το <text:span text:style-name="T1">SimpleSat </text:span>ο χρόνος εξαρτάται από το μέγεθος του κυκλώματος και θα είναι Ο(2<text:span text:style-name="T22">n</text:span><text:span text:style-name="T23">) για την ακολουθιακή εκτέλεση και Ο(2</text:span><text:span text:style-name="T22">n</text:span><text:span text:style-name="T24">/P)</text:span><text:span text:style-name="T23"> στην παράλληλη.</text:span> </text:p>
      <text:p text:style-name="P21"/>
      <text:p text:style-name="P23">2.4. Υλοποιήστε τη σχεδίαση 2.2 με σχετικό κώδικα.</text:p>
      <text:p text:style-name="P21">Αρχεία <text:span text:style-name="T1">RGBtoGrayScaleThreads.java, SetPixelsThreads.java </text:span>και <text:span text:style-name="T1">SimpleSatThreads.java</text:span></text:p>
      <text:p text:style-name="P21"/>
      <text:p text:style-name="P23">2.5. Χρονομετρήστε το πρόγραμμά σας και συγκρίνετε τους πειραματικούς χρόνους εκτέλεσης με τους θεωρητικά αναμενόμενους.</text:p>
      <text:p text:style-name="P23"/>
      <text:p text:style-name="P15">Ακολουθιακές Εκτελέσεις</text:p>
      <text:p text:style-name="P15"/>
      <text:p text:style-name="P14">RGBtoGrayScale: 336 ms</text:p>
      <text:p text:style-name="P14">SetPixels: 365 ms</text:p>
      <text:p text:style-name="P14">SimpleSat: 2177 ms</text:p>
      <text:p text:style-name="P14"/>
      <text:p text:style-name="P15">Παράλληλες Εκτελέσεις</text:p>
      <text:p text:style-name="P15"/>
      <text:p text:style-name="P14">RGBtoGrayScaleThreads: 1016ms</text:p>
      <text:p text:style-name="P14">SetPixelsThreads: 1016 ms</text:p>
      <text:p text:style-name="P14">SimpleSat: 7092 ms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9:43:53.872000000</meta:creation-date>
    <meta:generator>sFree_Office_for_Docs_and_PDF/7.4.2.3$Windows_X86_64 LibreOffice_project/382eef1f22670f7f4118c8c2dd222ec7ad009daf</meta:generator>
    <dc:date>2024-03-23T13:12:24.083000000</dc:date>
    <meta:editing-duration>PT2H22M19S</meta:editing-duration>
    <meta:editing-cycles>2</meta:editing-cycles>
    <meta:document-statistic meta:table-count="0" meta:image-count="0" meta:object-count="0" meta:page-count="3" meta:paragraph-count="101" meta:word-count="553" meta:character-count="4505" meta:non-whitespace-character-count="3256"/>
  </office:meta>
</office:document-meta>
</file>